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ff" draw:marker-start-width="0.124cm" draw:marker-end-width="0.124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ff" draw:marker-start-width="0.2cm" draw:marker-end-width="0.2cm" draw:fill="none" draw:fill-color="#008080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0000ff" draw:marker-start-width="0.2cm" draw:marker-end-width="0.2cm" draw:fill="none" draw:fill-color="#008080" draw:opacity="100%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ff" draw:marker-start-width="0.124cm" draw:marker-end-width="0.124cm" draw:fill="none" draw:fill-color="#008080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cm" svg:stroke-color="#0000ff" draw:marker-start-width="0.2cm" draw:marker-end-width="0.2cm" draw:fill="none" draw:fill-color="#008000" draw:opacity="100%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er4" svg:width="8.889cm" svg:height="17.012cm" draw:transform="rotate (1.5707963267949) translate (26.635cm 9.144cm)" svg:viewBox="0 0 8890 17013" svg:d="m3605 1271h-352v356h352v253h403l3-253h356v-354h-356v-638h1069v-635h3810v3170h-635v1270h635v1270h-635v1270h635v3048h-635v1270h635v1270h-635v1270h635v3175h-3810v-630h-1065v-636h352v-356h-352v-253h-405l-1 253h-356v354h356v638h-1069v630h-2540v-3175h635v-1270h-635v-1270h635v-1270h-635v-3048h635v-1270h-635v-1270h635v-1270h-635v-3170h2540v635h1065zm-3275 4012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8255-685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-6959 2439h2082c196 0 356-160 356-356v-4470c0-196-160-356-356-356h-2082c-196 0-356 160-356 356v4470c0 196 160 356 356 356zm1270-7600h1828c196 0 356-160 356-356v-4168c0-196-160-356-356-356h-1828c-196 0-356 160-356 356v4168c0 196 160 356 356 356z">
          <text:p/>
        </draw:path>
        <draw:path draw:style-name="gr2" draw:text-style-name="P1" draw:layer="Layer4" svg:width="20.826cm" svg:height="8.889cm" draw:transform="rotate (1.5707963267949) translate (43.915cm 30.234cm)" svg:viewBox="0 0 20827 8890" svg:d="m9930 6984h1066c196 0 356-160 356-356v-1066c0-196-160-356-356-356h-1066c-196 0-356 160-356 356v1066c0 196 160 356 356 356zm1803-698c35 0 65-8 96-26s52-39 69-69 26-61 26-96-8-65-26-95c-17-31-39-53-69-70s-61-26-96-26-65 8-95 26-53 39-70 70-26 60-26 95 8 65 26 96c17 30 39 52 70 69s60 26 95 26zm-2540 0c35 0 65-8 96-26s52-39 69-69 26-61 26-96-8-65-26-95c-17-31-39-53-69-70s-61-26-96-26-65 8-95 26-53 39-70 70-26 60-26 95 8 65 26 96c17 30 39 52 70 69s60 26 95 26zm-5637 2502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-13716-828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-16942 3505c37 0 69-9 102-27s55-42 74-74 27-65 27-102-9-69-27-101c-19-33-42-56-75-75s-64-27-101-27-69 9-102 27-55 42-74 75-27 64-27 101 9 69 27 102 42 55 75 74 64 27 101 27zm20193 0c37 0 69-9 102-27s55-42 74-74 27-65 27-102-9-69-27-101-42-56-74-75-65-27-102-27-69 9-101 27-56 42-75 75-27 64-27 101 9 69 27 102 42 55 75 74 64 27 101 27zm-17602 115c175 0 325-40 477-128s261-197 348-348 128-302 128-477-40-325-128-476c-87-152-197-262-349-349s-301-128-476-128-325 40-477 128-261 197-348 349-128 301-128 476 40 325 128 477 197 261 349 348 301 128 476 128zm7544-597c117 0 216-27 318-85s173-131 232-232 85-201 85-318-27-216-85-317-131-174-232-233-201-85-318-85-216 27-317 85-174 131-233 233-85 200-85 317 27 216 85 318 131 173 233 232 200 85 317 85zm4623 533h3860c196 0 356-160 356-356v-1828c0-196-160-356-356-356h-3860c-196 0-356 160-356 356v1828c0 196 160 356 356 356zm-13437 4191v635h-1016v-3810h-635v-2540h635v-2540h1016v635h1265v-635h1277l1 635h1258v-635h3054l1 635h1274v-635h1265v635h1273v-635h3051v635h1267v-635h1272v635h1265v-635h1019v2540h634v2540h-634v3810h-1019v-635h-1265v635h-1272v-635h-1267v635h-3051v-635h-1273v635h-1265v-635h-1274v635h-3055v-635h-1258v635h-1273l-1-635z">
          <text:p/>
        </draw:path>
        <draw:path draw:style-name="gr3" draw:text-style-name="P1" draw:layer="Layer4" svg:width="20.832cm" svg:height="17.013cm" draw:transform="rotate (1.5707963267949) translate (26.634cm 30.235cm)" svg:viewBox="0 0 20833 17014" svg:d="m1231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13003-4036h-352v356h352v254h405l1-254h356v-354h-356v-637h435v-635l1258-1c0 212-5 635 0 635 1018 0 3054 5 3054 1v-636l1275 1c0 212-5 635 0 635 119 0 271 0 428 1v635h-352v356h352l2 253h405l-1-253h356v-354h-356v-636c242 0 430 0 430-2v-636h1274c0 212-5 635 0 635 1017 0 3051 5 3051 1l-3-635 1270-1c0 212-5 635 0 635 119 0 272 1 430 1v636h-352v356h352l3 253h405l-2-253h356v-354h-356v-637c245 1 435 1 435-1v-636h1266c0 212-5 635 0 635h1019c0 845-5 2536 0 2536h634v1270h-634c0 120 0 275-1 435h-635v-352h-356v352l-278 1v405h278v356h354v-356h636c0 242 0 429 2 429h634l5 1270h-639c1 1016-2 3047 3 3047h631v1276c-211 0-634-5-634 0 0 119 0 272-1 430h-635v-352h-356v352l-1929 3v405l1929-2v356h354v-356h636c0 241 0 428 2 428l634 1v1270h-634v2545h-1019v630h-1265c0-210 4-630 0-630-120 0-273 0-432-1v-635h352v-356h-352l-3-253h-405l2 253h-356v354h356v636c-245 0-434 0-434 2v630h-1267c0-210 5-630 0-630-1017 0-3051-5-3051 0v630h-1273c0-210 4-630 0-630-118 0-270 0-427-1v-635h352v-356h-352l-5-253h-405l4 253h-356v354h356v636c-243 0-432 0-432 2v630h-1274c0-210 4-630 0-630-1018 0-3055-5-3055 0v630h-1258c0-210 4-630 0-630-120 0-274 0-433-1v-635h352v-356h-352l-2-253h-405l1 253h-356v354h356v636c-245 0-434 0-434 2v630h-1270c0-210 4-630 0-630h-1016c0-848 4-2545 0-2545h-635v-1270c212 0 635 4 635 0 0-118 0-269 1-425h635v352h356v-352l253 1v-405l-253-2v-356h-354v356h-636c0-247 0-439-2-439h-635v-1270c212 0 635 4 635 0 0-1016 3-3044 0-3048s-424 0-636 0v-1270c212 0 636 4 636 0v-425h636v352h356v-352h253v-405l-253-1v-356h-354v356h-638v-439c0-4-423 0-635 0v-1270c212 0 635 5 635 0l-2-2536 1017 1v-636h1271c0 212-5 635 0 635h432z">
          <text:p/>
        </draw:path>
        <draw:path draw:style-name="gr4" draw:text-style-name="P1" draw:layer="Layer4" svg:width="8.889cm" svg:height="17.012cm" draw:transform="rotate (1.5707963267949) translate (9.403cm 30.226cm)" svg:viewBox="0 0 8890 17013" svg:d="m3605 1271h-352v356h352v253h403l3-253h356v-354h-356v-638h1069v-635h3810v3170h-635v1270h635v1270h-635v1270h635v3048h-635v1270h635v1270h-635v1270h635v3175h-3810v-630h-1065v-636h352v-356h-352v-253h-405l-1 253h-356v354h356v638h-1069v630h-2540v-3175h635v-1270h-635v-1270h635v-1270h-635v-3048h635v-1270h-635v-1270h635v-1270h-635v-3170h2540v635h1065zm-3275 4012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8255-685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">
          <text:p/>
        </draw:path>
        <draw:path draw:style-name="gr2" draw:text-style-name="P1" draw:layer="Layer4" svg:width="20.826cm" svg:height="8.889cm" draw:transform="rotate (1.5707963267949) translate (0.254cm 21.081cm)" svg:viewBox="0 0 20827 8890" svg:d="m3556 8788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-13716-828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-16942 3505c37 0 69-9 102-27s55-42 74-74 27-65 27-102-9-69-27-101c-19-33-42-56-75-75s-64-27-101-27-69 9-102 27-55 42-74 75-27 64-27 101 9 69 27 102 42 55 75 74 64 27 101 27zm20193 0c37 0 69-9 102-27s55-42 74-74 27-65 27-102-9-69-27-101-42-56-74-75-65-27-102-27-69 9-101 27-56 42-75 75-27 64-27 101 9 69 27 102 42 55 75 74 64 27 101 27zm-18872 4242v635h-1016v-3810h-635v-2540h635v-2540h1016v635h1265v-635h1277l1 635h1258v-635h3054l1 635h1274v-635h1265v635h1273v-635h3051v635h1267v-635h1272v635h1265v-635h1019v2540h634v2540h-634v3810h-1019v-635h-1265v635h-1272v-635h-1267v635h-3051v-635h-1273v635h-1265v-635h-1274v635h-3055v-635h-1258v635h-1273l-1-635z">
          <text:p/>
        </draw:path>
        <draw:path draw:style-name="gr5" draw:text-style-name="P1" draw:layer="Layer4" svg:width="20.832cm" svg:height="17.013cm" draw:transform="rotate (1.5707963267949) translate (9.402cm 21.087cm)" svg:viewBox="0 0 20833 17014" svg:d="m3354 1271h-352v356h352v254h405l1-254h356v-354h-356v-637h435v-635l1258-1c0 212-5 635 0 635 1018 0 3054 5 3054 1v-636l1275 1c0 212-5 635 0 635 119 0 271 0 428 1v635h-352v356h352l2 253h405l-1-253h356v-354h-356v-636c242 0 430 0 430-2v-636h1274c0 212-5 635 0 635 1017 0 3051 5 3051 1l-3-635 1270-1c0 212-5 635 0 635 119 0 272 1 430 1v636h-352v356h352l3 253h405l-2-253h356v-354h-356v-637c245 1 435 1 435-1v-636h1266c0 212-5 635 0 635h1019c0 845-5 2536 0 2536h634v1270h-634c0 120 0 275-1 435h-635v-352h-356v352l-278 1v405h278v356h354v-356h636c0 242 0 429 2 429h634l5 1270h-639c1 1016-2 3047 3 3047h631v1276c-211 0-634-5-634 0 0 119 0 272-1 430h-635v-352h-356v352h-278v405l278 1v356h354v-356h636c0 241 0 428 2 428l634 1v1270h-634v2545h-1019v630h-1265c0-210 4-630 0-630-120 0-273 0-432-1v-635h352v-356h-352l-3-253h-405l2 253h-356v354h356v636c-245 0-434 0-434 2v630h-1267c0-210 5-630 0-630-1017 0-3051-5-3051 0v630h-1273c0-210 4-630 0-630-118 0-270 0-427-1v-635h352v-356h-352l-5-253h-405l4 253h-356v354h356v636c-243 0-432 0-432 2v630h-1274c0-210 4-630 0-630-1018 0-3055-5-3055 0v630h-1258c0-210 4-630 0-630-120 0-274 0-433-1v-635h352v-356h-352l-2-253h-405l1 253h-356v354h356v636c-245 0-434 0-434 2v630h-1270c0-210 4-630 0-630h-1016c0-848 4-2545 0-2545h-635v-1270c212 0 635 4 635 0 0-118 0-269 1-425h635v352h356v-352l253 1v-405l-253-2v-356h-354v356h-636c0-247 0-439-2-439h-635v-1270c212 0 635 4 635 0 0-1016 3-3044 0-3048s-424 0-636 0v-1270c212 0 636 4 636 0v-425h636v352h356v-352h253v-405l-253-1v-356h-354v356h-638v-439c0-4-423 0-635 0v-1270c212 0 635 5 635 0l-2-2536 1017 1v-636h1271c0 212-5 635 0 635h432zm13157 9347c234 0 433-53 635-170s348-263 465-465 170-401 170-635-53-433-170-635-263-348-465-465-401-170-635-170-433 53-635 170-348 263-465 465-170 401-170 635 53 433 170 635 263 348 465 465 401 170 635 170zm-7468 508c140 0 260-32 381-102s209-158 279-279 102-241 102-381-32-260-102-381-158-209-279-279-241-102-381-102-260 32-381 102-209 158-279 279-102 241-102 381 32 260 102 381 158 209 279 279 241 102 381 10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3.3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H12M9S</meta:editing-duration>
    <meta:editing-cycles>30</meta:editing-cycles>
    <meta:generator>LibreOffice/3.5$Linux_x86 LibreOffice_project/350m1$Build-2</meta:generator>
    <dc:date>2013-02-08T21:29:31</dc:date>
    <dc:creator>Samata </dc:creator>
    <meta:document-statistic meta:object-count="6"/>
  </office:meta>
</office:document-meta>
</file>